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nimalia_Familia_Subfamilia_Triba_Species_Sub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family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семей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family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y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tribes</text:p>
          </table:table-cell>
          <table:table-cell office:value-type="string">
            <text:p>tribe</text:p>
          </table:table-cell>
          <table:table-cell office:value-type="string">
            <text:p>триба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  <table:table-row table:style-name="ro1">
          <table:table-cell office:value-type="string">
            <text:p>subspecies</text:p>
          </table:table-cell>
          <table:table-cell office:value-type="string">
            <text:p>ssp.</text:p>
          </table:table-cell>
          <table:table-cell office:value-type="string">
            <text:p>подвид</text:p>
          </table:table-cell>
        </table:table-row>
      </table:table>
      <table:table table:name="sub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trib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ub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0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4:18</meta:creation-date>
    <dc:date>2014-08-25T19:30:36.03</dc:date>
    <dc:language>es-ES</dc:language>
    <meta:editing-cycles>5</meta:editing-cycles>
    <meta:editing-duration>PT47S</meta:editing-duration>
    <dc:creator>Konstantin Grebennikov</dc:creator>
    <meta:document-statistic meta:table-count="15" meta:cell-count="166" meta:object-count="0"/>
    <meta:user-defined meta:name="Info 1"/>
    <meta:user-defined meta:name="Info 2"/>
    <meta:user-defined meta:name="Info 3"/>
    <meta:user-defined meta:name="Info 4"/>
  </office:meta>
</office:document-meta>
</file>